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322cm" fo:min-width="4.199cm"/>
    </style:style>
    <style:style style:name="gr2" style:family="graphic" style:parent-style-name="standard">
      <style:graphic-properties draw:stroke="dash" draw:stroke-dash="Line_20_Style_20_1" svg:stroke-color="#3465a4" draw:fill="solid" draw:fill-color="#729fcf" draw:opacity="50%" draw:textarea-horizontal-align="justify" draw:textarea-vertical-align="middle" draw:auto-grow-height="false" fo:min-height="2.798cm" fo:min-width="6.485cm" draw:shadow-opacity="50%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666666" draw:textarea-horizontal-align="justify" draw:textarea-vertical-align="middle" draw:auto-grow-height="false" fo:min-height="0.426cm" fo:min-width="0cm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 fo:min-height="0.507cm" fo:min-width="0.20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6666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699cm" svg:height="4.572cm" svg:x="3.305cm" svg:y="0.11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985cm" svg:height="3.048cm" svg:x="2.22cm" svg:y="0.8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3" draw:layer="layout" svg:x1="9.205cm" svg:y1="1.635cm" svg:x2="11.364cm" svg:y2="1.635cm">
            <text:p/>
          </draw:line>
          <draw:line draw:style-name="gr3" draw:text-style-name="P3" draw:layer="layout" svg:x1="9.205cm" svg:y1="2.135cm" svg:x2="11.364cm" svg:y2="2.135cm">
            <text:p/>
          </draw:line>
          <draw:line draw:style-name="gr3" draw:text-style-name="P3" draw:layer="layout" svg:x1="9.205cm" svg:y1="2.635cm" svg:x2="11.364cm" svg:y2="2.635cm">
            <text:p/>
          </draw:line>
          <draw:line draw:style-name="gr3" draw:text-style-name="P3" draw:layer="layout" svg:x1="9.205cm" svg:y1="3.135cm" svg:x2="11.364cm" svg:y2="3.135cm">
            <text:p/>
          </draw:line>
          <draw:line draw:style-name="gr3" draw:text-style-name="P3" draw:layer="layout" svg:x1="2.205cm" svg:y1="1.635cm" svg:x2="0.046cm" svg:y2="1.635cm">
            <text:p/>
          </draw:line>
          <draw:line draw:style-name="gr3" draw:text-style-name="P3" draw:layer="layout" svg:x1="2.205cm" svg:y1="2.135cm" svg:x2="0.046cm" svg:y2="2.135cm">
            <text:p/>
          </draw:line>
          <draw:line draw:style-name="gr3" draw:text-style-name="P3" draw:layer="layout" svg:x1="2.205cm" svg:y1="2.635cm" svg:x2="0.046cm" svg:y2="2.635cm">
            <text:p/>
          </draw:line>
          <draw:line draw:style-name="gr3" draw:text-style-name="P3" draw:layer="layout" svg:x1="2.205cm" svg:y1="3.135cm" svg:x2="0.046cm" svg:y2="3.135cm">
            <text:p/>
          </draw:line>
          <draw:custom-shape draw:style-name="gr4" draw:text-style-name="P4" draw:layer="layout" svg:width="0.708cm" svg:height="0.788cm" svg:x="5.357cm" svg:y="0.115cm">
            <text:p text:style-name="P1"><text:s/></text:p>
            <draw:enhanced-geometry svg:viewBox="0 0 21600 21600" draw:text-areas="?f0 0 ?f2 ?f5" draw:type="down-arrow" draw:modifiers="13879.8479087452 6489.1396332863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text-style-name="P4" draw:layer="layout" svg:width="0.708cm" svg:height="0.757cm" svg:x="5.358cm" svg:y="3.92cm">
            <text:p text:style-name="P1"><text:s/></text:p>
            <draw:enhanced-geometry svg:viewBox="0 0 21600 21600" draw:text-areas="?f0 0 ?f2 ?f5" draw:mirror-vertical="true" draw:type="down-arrow" draw:modifiers="13792.0844327177 6458.6741889985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Line_20_Style_20_1" draw:display-name="Line Style 1" draw:style="rect" draw:dots1="1" draw:dots1-length="0.305cm" draw:distance="0.25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0:05:07.535936167</meta:creation-date>
    <dc:date>2017-03-10T10:12:39.531819544</dc:date>
    <meta:editing-duration>PT7M32S</meta:editing-duration>
    <meta:editing-cycles>1</meta:editing-cycles>
    <meta:document-statistic meta:object-count="13"/>
    <meta:generator>LibreOffice/5.3.0.3$Linux_X86_64 LibreOffice_project/30m0$Build-3</meta:generator>
  </office:meta>
</office:document-meta>
</file>